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8aa5" officeooo:paragraph-rsid="00048aa5"/>
    </style:style>
    <style:style style:name="P2" style:family="paragraph" style:parent-style-name="Standard">
      <style:text-properties officeooo:rsid="00048aa5" officeooo:paragraph-rsid="00075d31"/>
    </style:style>
    <style:style style:name="P3" style:family="paragraph" style:parent-style-name="Standard">
      <style:text-properties officeooo:rsid="00048aa5" officeooo:paragraph-rsid="00083ecb"/>
    </style:style>
    <style:style style:name="P4" style:family="paragraph" style:parent-style-name="Standard">
      <style:text-properties officeooo:rsid="00075d31" officeooo:paragraph-rsid="00075d31"/>
    </style:style>
    <style:style style:name="P5" style:family="paragraph" style:parent-style-name="Standard">
      <style:text-properties officeooo:rsid="00075d31" officeooo:paragraph-rsid="00083ecb"/>
    </style:style>
    <style:style style:name="P6" style:family="paragraph" style:parent-style-name="Standard">
      <style:text-properties fo:font-weight="bold" officeooo:rsid="00075d31" officeooo:paragraph-rsid="00075d31" style:font-weight-asian="bold" style:font-weight-complex="bold"/>
    </style:style>
    <style:style style:name="P7" style:family="paragraph" style:parent-style-name="Standard">
      <style:text-properties fo:font-weight="bold" officeooo:rsid="00083ecb" officeooo:paragraph-rsid="00083ecb" style:font-weight-asian="bold" style:font-weight-complex="bold"/>
    </style:style>
    <style:style style:name="P8" style:family="paragraph" style:parent-style-name="Standard">
      <style:text-properties officeooo:rsid="00083ecb" officeooo:paragraph-rsid="00083ecb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48aa5" officeooo:paragraph-rsid="00048aa5" style:font-weight-asian="bold" style:font-weight-complex="bold"/>
    </style:style>
    <style:style style:name="P10" style:family="paragraph" style:parent-style-name="Standard">
      <style:text-properties fo:font-weight="normal" officeooo:rsid="00083ecb" officeooo:paragraph-rsid="00083ecb" style:font-weight-asian="normal" style:font-weight-complex="normal"/>
    </style:style>
    <style:style style:name="P11" style:family="paragraph" style:parent-style-name="Standard">
      <style:text-properties fo:font-weight="normal" officeooo:rsid="000a3bb4" officeooo:paragraph-rsid="000a3bb4" style:font-weight-asian="normal" style:font-weight-complex="normal"/>
    </style:style>
    <style:style style:name="T1" style:family="text">
      <style:text-properties officeooo:rsid="0005c603"/>
    </style:style>
    <style:style style:name="T2" style:family="text">
      <style:text-properties officeooo:rsid="0005d477"/>
    </style:style>
    <style:style style:name="T3" style:family="text">
      <style:text-properties officeooo:rsid="00075d31"/>
    </style:style>
    <style:style style:name="T4" style:family="text">
      <style:text-properties officeooo:rsid="00083ec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05c603" style:font-weight-asian="bold" style:font-weight-complex="bold"/>
    </style:style>
    <style:style style:name="T7" style:family="text">
      <style:text-properties officeooo:rsid="000a3bb4"/>
    </style:style>
    <style:style style:name="T8" style:family="text">
      <style:text-properties officeooo:rsid="000c2447"/>
    </style:style>
    <style:style style:name="T9" style:family="text">
      <style:text-properties officeooo:rsid="000d03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: <text:span text:style-name="T7">Simple Forum</text:span></text:p>
      <text:p text:style-name="P1"/>
      <text:p text:style-name="P1">- <text:span text:style-name="T6">Models:</text:span></text:p>
      <text:p text:style-name="P1"><text:tab/>- <text:span text:style-name="T1">Thread: pk/id, description/name, author → fk (user), date opened at, flag/</text:span><text:span text:style-name="T3">topic</text:span><text:span text:style-name="T1">, last edited, <text:tab/>closed(bool), closed at</text:span></text:p>
      <text:p text:style-name="P1"><text:tab/>- <text:span text:style-name="T9">Post/</text:span><text:span text:style-name="T3">Comments</text:span><text:span text:style-name="T1">: </text:span><text:span text:style-name="T2">pk/id, </text:span><text:span text:style-name="T1">fk → thread, </text:span><text:span text:style-name="T2">author (user) fk, date posted, date edited, text, </text:span><text:span text:style-name="T3">likes, <text:tab/></text:span><text:span text:style-name="T2">(views)</text:span></text:p>
      <text:p text:style-name="P1"><text:tab/>- <text:span text:style-name="T1">User: id, </text:span><text:span text:style-name="T2">email, username, </text:span><text:span text:style-name="T3">display_name, number od posts, password, date joined, <text:tab/>days_since_join </text:span><text:span text:style-name="T7">(calculation)</text:span><text:span text:style-name="T3">, (lvl), </text:span><text:span text:style-name="T9">Imagefield</text:span><text:span text:style-name="T7"> → </text:span><text:span text:style-name="T8">avatar</text:span></text:p>
      <text:p text:style-name="P1"/>
      <text:p text:style-name="P9">- <text:span text:style-name="T3">Views:</text:span></text:p>
      <text:p text:style-name="P1"/>
      <text:p text:style-name="P6">Thread</text:p>
      <text:p text:style-name="P1">- <text:span text:style-name="T3">list_view</text:span></text:p>
      <text:p text:style-name="P1">- <text:span text:style-name="T3">detail view</text:span></text:p>
      <text:p text:style-name="P1">- <text:span text:style-name="T3">create view</text:span></text:p>
      <text:p text:style-name="P4">- update view</text:p>
      <text:p text:style-name="P4">- delete view</text:p>
      <text:p text:style-name="P1"/>
      <text:p text:style-name="P6">Comments</text:p>
      <text:p text:style-name="P2">- <text:span text:style-name="T3">create view</text:span></text:p>
      <text:p text:style-name="P4">- update view</text:p>
      <text:p text:style-name="P4">- delete view</text:p>
      <text:p text:style-name="P4">- list view</text:p>
      <text:p text:style-name="P4">- <text:span text:style-name="T4">detail view</text:span></text:p>
      <text:p text:style-name="P4"/>
      <text:p text:style-name="P7">User</text:p>
      <text:p text:style-name="P8">- <text:span text:style-name="T3">detail view</text:span></text:p>
      <text:p text:style-name="P3">- <text:span text:style-name="T3">create view</text:span></text:p>
      <text:p text:style-name="P5">- update view</text:p>
      <text:p text:style-name="P5">- delete view</text:p>
      <text:p text:style-name="P4"/>
      <text:p text:style-name="P4"/>
      <text:p text:style-name="P8"><text:span text:style-name="T5">Authentication</text:span></text:p>
      <text:p text:style-name="P8">login View, logout view, register</text:p>
      <text:p text:style-name="P8">restrictions for actions</text:p>
      <text:p text:style-name="P1"/>
      <text:p text:style-name="P1"/>
      <text:p text:style-name="P7">Optional </text:p>
      <text:p text:style-name="P10">Styling (CSS etc)</text:p>
      <text:p text:style-name="P10">Searchbar (regex?) → <text:span text:style-name="T7">Views</text:span></text:p>
      <text:p text:style-name="P11">Topics</text:p>
      <text:p text:style-name="P11">Views</text:p>
      <text:p text:style-name="P11">Profile Pic/Avatar</text:p>
      <text:p text:style-name="P11">Implement Pics in Comments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14:29:48.574644007</meta:creation-date>
    <dc:date>2025-01-31T15:35:16.613049862</dc:date>
    <meta:editing-duration>PT32M19S</meta:editing-duration>
    <meta:editing-cycles>7</meta:editing-cycles>
    <meta:generator>LibreOffice/24.2.6.2$Linux_X86_64 LibreOffice_project/420$Build-2</meta:generator>
    <meta:document-statistic meta:table-count="0" meta:image-count="0" meta:object-count="0" meta:page-count="1" meta:paragraph-count="33" meta:word-count="127" meta:character-count="778" meta:non-whitespace-character-count="677"/>
  </office:meta>
</office:document-meta>
</file>